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user-transformed="true">
          <draw:text-box>
            <text:p>Oh happy day</text:p>
          </draw:text-box>
        </draw:frame>
        <draw:frame presentation:style-name="pr2" draw:layer="layout" svg:width="28cm" svg:height="15.6cm" svg:x="0cm" svg:y="5.2cm" presentation:class="outline" presentation:user-transformed="true">
          <draw:text-box>
            <text:list text:style-name="L2">
              <text:list-item>
                <text:p>Oh happy day</text:p>
              </text:list-item>
              <text:list-item>
                <text:p>Oh happy day</text:p>
              </text:list-item>
              <text:list-item>
                <text:p>When Jesus washed</text:p>
              </text:list-item>
              <text:list-item>
                <text:p>Oh when he washed</text:p>
              </text:list-item>
              <text:list-item>
                <text:p>When Jesus washed</text:p>
              </text:list-item>
              <text:list-item>
                <text:p>He washed my sins a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Oh happy day</text:p>
              </text:list-item>
              <text:list-item>
                <text:p>Oh happy d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He taught me how</text:p>
              </text:list-item>
              <text:list-item>
                <text:p>To watch, fight and pray</text:p>
              </text:list-item>
              <text:list-item>
                <text:p>Fight and pray</text:p>
              </text:list-item>
              <text:list-item>
                <text:p>And live rejoicing everyday</text:p>
              </text:list-item>
              <text:list-item>
                <text:p>Everyd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Oh happy day</text:p>
              </text:list-item>
              <text:list-item>
                <text:p>Oh happy day</text:p>
              </text:list-item>
              <text:list-item>
                <text:p>Oh happy day</text:p>
              </text:list-item>
              <text:list-item>
                <text:p>Oh happy day</text:p>
              </text:list-item>
              <text:list-item>
                <text:p>Oh happy day</text:p>
              </text:list-item>
              <text:list-item>
                <text:p>Oh happy d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2-13T19:15:59.002336637</dc:date>
    <dc:creator>irvy </dc:creator>
    <meta:editing-duration>PT2H9M21S</meta:editing-duration>
    <meta:editing-cycles>24</meta:editing-cycles>
    <meta:generator>LibreOffice/4.1.3.2$Linux_x86 LibreOffice_project/410m0$Build-2</meta:generator>
    <meta:document-statistic meta:object-count="42"/>
  </office:meta>
</office:document-meta>
</file>